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3420000306B000024525441DC2A.svm"/>
  <manifest:file-entry manifest:media-type="image/png" manifest:full-path="Pictures/100002010000006400000062E914D3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solid" svg:stroke-width="0.05cm" svg:stroke-color="#000000" draw:marker-start-width="0.375cm" draw:marker-end-width="0.375cm" draw:fill="solid" draw:fill-color="#ffffff" draw:auto-grow-height="true" draw:auto-grow-width="false" fo:max-height="0cm" fo:min-height="0.41cm" fo:padding-top="0.15cm" fo:padding-bottom="0.15cm" fo:padding-left="0.18cm" fo:padding-right="0.18cm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auto-grow-height="true" draw:auto-grow-width="false" fo:max-height="0cm" fo:min-height="0.25cm" fo:padding-top="0.15cm" fo:padding-bottom="0.15cm" fo:padding-left="0.18cm" fo:padding-right="0.18cm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auto-grow-height="true" draw:auto-grow-width="false" fo:max-height="0cm" fo:min-height="0.41cm" fo:padding-top="0.15cm" fo:padding-bottom="0.15cm" fo:padding-left="0.18cm" fo:padding-right="0.18cm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="solid" draw:fill-color="#ffffff" draw:auto-grow-height="true" draw:auto-grow-width="false" fo:max-height="0cm" fo:min-height="0.41cm" fo:padding-top="0.15cm" fo:padding-bottom="0.15cm" fo:padding-left="0.175cm" fo:padding-right="0.175cm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fo:font-weight="bold"/>
    </style:style>
    <style:style style:name="T1" style:family="text">
      <style:text-properties fo:font-family="Arial" style:font-family-generic="swiss" style:font-pitch="variable"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7.3cm" svg:height="5.5cm" svg:x="6.323cm" svg:y="3.523cm">
          <draw:image xlink:href="Pictures/200003420000306B000024525441DC2A.svm" xlink:type="simple" xlink:show="embed" xlink:actuate="onLoad">
            <text:p/>
          </draw:image>
        </draw:frame>
        <draw:frame draw:style-name="gr2" draw:text-style-name="P3" draw:layer="layout" svg:width="3.4cm" svg:height="0.71cm" svg:x="8.223cm" svg:y="3.423cm">
          <draw:text-box>
            <text:p text:style-name="P2"><text:span text:style-name="T1">Metamodeling</text:span></text:p>
          </draw:text-box>
        </draw:frame>
        <draw:frame draw:style-name="gr3" draw:text-style-name="P3" draw:layer="layout" svg:width="2.4cm" svg:height="0.707cm" svg:x="11.423cm" svg:y="5.985cm">
          <draw:text-box>
            <text:p text:style-name="P2"><text:span text:style-name="T1">Constraints</text:span></text:p>
          </draw:text-box>
        </draw:frame>
        <draw:frame draw:style-name="gr4" draw:text-style-name="P3" draw:layer="layout" svg:width="2.15cm" svg:height="0.71cm" svg:x="6.323cm" svg:y="5.985cm">
          <draw:text-box>
            <text:p text:style-name="P2"><text:span text:style-name="T1">Semantics</text:span></text:p>
          </draw:text-box>
        </draw:frame>
        <draw:frame draw:style-name="gr5" draw:text-style-name="P3" draw:layer="layout" svg:width="3.6cm" svg:height="0.71cm" svg:x="8.123cm" svg:y="8.485cm">
          <draw:text-box>
            <text:p text:style-name="P2"><text:span text:style-name="T1">Transformations</text:span></text:p>
          </draw:text-box>
        </draw:frame>
        <draw:frame draw:style-name="gr6" draw:text-style-name="P1" draw:layer="layout" svg:width="1.4cm" svg:height="1.36cm" svg:x="9.273cm" svg:y="5.623cm">
          <draw:image xlink:href="Pictures/100002010000006400000062E914D39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.423cm" fo:margin-bottom="0.453cm" fo:margin-left="0.423cm" fo:margin-right="0.454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1-17T11:44:04</meta:creation-date>
    <dc:date>2007-01-17T11:44:52</dc:date>
    <dc:language>fr-FR</dc:language>
    <meta:editing-cycles>2</meta:editing-cycles>
    <meta:editing-duration>PT48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